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8.341cm" table:align="left"/>
    </style:style>
    <style:style style:name="Tabla1.A" style:family="table-column">
      <style:table-column-properties style:column-width="1.226cm"/>
    </style:style>
    <style:style style:name="Tabla1.B" style:family="table-column">
      <style:table-column-properties style:column-width="7.11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0.585cm" table:align="left"/>
    </style:style>
    <style:style style:name="Tabla2.A" style:family="table-column">
      <style:table-column-properties style:column-width="1.746cm"/>
    </style:style>
    <style:style style:name="Tabla2.B" style:family="table-column">
      <style:table-column-properties style:column-width="8.83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626cm" table:align="left"/>
    </style:style>
    <style:style style:name="Tabla3.A" style:family="table-column">
      <style:table-column-properties style:column-width="2.566cm"/>
    </style:style>
    <style:style style:name="Tabla3.B" style:family="table-column">
      <style:table-column-properties style:column-width="11.06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081f85" officeooo:paragraph-rsid="00081f85"/>
    </style:style>
    <style:style style:name="P2" style:family="paragraph" style:parent-style-name="Text_20_body">
      <style:text-properties fo:color="#c9211e" loext:opacity="100%" officeooo:rsid="00081f85" officeooo:paragraph-rsid="00081f85"/>
    </style:style>
    <style:style style:name="P3" style:family="paragraph" style:parent-style-name="Text_20_body">
      <style:text-properties style:use-window-font-color="true" loext:opacity="0%" officeooo:rsid="00090d3d" officeooo:paragraph-rsid="00090d3d"/>
    </style:style>
    <style:style style:name="P4" style:family="paragraph" style:parent-style-name="Text_20_body">
      <style:text-properties style:use-window-font-color="true" loext:opacity="0%" officeooo:rsid="000a0409" officeooo:paragraph-rsid="000a0409"/>
    </style:style>
    <style:style style:name="P5" style:family="paragraph" style:parent-style-name="Text_20_body">
      <style:text-properties style:use-window-font-color="true" loext:opacity="0%" officeooo:rsid="000ba0fa" officeooo:paragraph-rsid="000ba0fa"/>
    </style:style>
    <style:style style:name="P6" style:family="paragraph" style:parent-style-name="Text_20_body">
      <style:text-properties style:use-window-font-color="true" loext:opacity="0%" officeooo:rsid="000e58e4" officeooo:paragraph-rsid="000e58e4"/>
    </style:style>
    <style:style style:name="P7" style:family="paragraph" style:parent-style-name="Text_20_body">
      <style:text-properties style:use-window-font-color="true" loext:opacity="0%" officeooo:rsid="00145829" officeooo:paragraph-rsid="00145829"/>
    </style:style>
    <style:style style:name="P8" style:family="paragraph" style:parent-style-name="Text_20_body">
      <style:text-properties style:use-window-font-color="true" loext:opacity="0%" officeooo:rsid="00182412" officeooo:paragraph-rsid="00182412"/>
    </style:style>
    <style:style style:name="P9" style:family="paragraph" style:parent-style-name="Text_20_body">
      <style:text-properties style:use-window-font-color="true" loext:opacity="0%" officeooo:rsid="001a8fef" officeooo:paragraph-rsid="001a8fef"/>
    </style:style>
    <style:style style:name="P10" style:family="paragraph" style:parent-style-name="Text_20_body">
      <style:text-properties officeooo:paragraph-rsid="00090d3d"/>
    </style:style>
    <style:style style:name="P11" style:family="paragraph" style:parent-style-name="Text_20_body">
      <style:text-properties officeooo:rsid="000e58e4" officeooo:paragraph-rsid="000e58e4"/>
    </style:style>
    <style:style style:name="P12" style:family="paragraph" style:parent-style-name="Text_20_body">
      <style:text-properties officeooo:paragraph-rsid="000e58e4"/>
    </style:style>
    <style:style style:name="P13" style:family="paragraph" style:parent-style-name="Heading_20_2">
      <style:text-properties officeooo:rsid="00081f85" officeooo:paragraph-rsid="00081f85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>
      <style:text-properties style:use-window-font-color="true" loext:opacity="0%" officeooo:rsid="001a8fef" officeooo:paragraph-rsid="001a8fef"/>
    </style:style>
    <style:style style:name="P17" style:family="paragraph" style:parent-style-name="Text_20_body">
      <style:text-properties style:use-window-font-color="true" loext:opacity="0%" officeooo:rsid="001c44d0" officeooo:paragraph-rsid="001c44d0"/>
    </style:style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color="#a52a2a" loext:opacity="100%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style:use-window-font-color="true" loext:opacity="0%" officeooo:rsid="00090d3d"/>
    </style:style>
    <style:style style:name="T5" style:family="text">
      <style:text-properties style:use-window-font-color="true" loext:opacity="0%" officeooo:rsid="000a0409"/>
    </style:style>
    <style:style style:name="T6" style:family="text">
      <style:text-properties style:use-window-font-color="true" loext:opacity="0%" officeooo:rsid="000e58e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Curso iniciación a la programación FUNDACIÓ ESPLAI.</text:h>
      <text:p text:style-name="P11">CLASE 1:</text:p>
      <text:p text:style-name="P11">W3SCHOOL.</text:p>
      <text:p text:style-name="P1">Todos los editores te marcan con colores si hay algo que no has cerrado o va mal.</text:p>
      <text:p text:style-name="P1">En cuanto abrimos una etiqueta, la cerramos abajo p.e.: &lt;html&gt; ------ &lt;/html&gt;</text:p>
      <text:p text:style-name="P1">Dentar es tabular las sublineas para que quede más claro: Ejemplo: </text:p>
      <text:p text:style-name="P2">&lt;!DOCTYPE html&gt;</text:p>
      <text:p text:style-name="P2">&lt;html&gt;</text:p>
      <text:p text:style-name="P2">&lt;head&gt;</text:p>
      <text:p text:style-name="P2"><text:tab/>&lt;title&gt;Page Title&lt;/title&gt;</text:p>
      <text:p text:style-name="P2">&lt;/head&gt;</text:p>
      <text:p text:style-name="P2">&lt;body&gt;</text:p>
      <text:p text:style-name="P2"><text:tab/>&lt;h1&gt;My First Heading&lt;/h1&gt;</text:p>
      <text:p text:style-name="P2"><text:tab/>&lt;p&gt;My first paragraph.&lt;/p&gt;</text:p>
      <text:p text:style-name="P2">&lt;/body&gt;</text:p>
      <text:p text:style-name="P2">&lt;/html&gt; </text:p>
      <text:p text:style-name="P2"/>
      <text:p text:style-name="P3">&lt;br&gt; <text:s/>es un salto de línea.</text:p>
      <text:p text:style-name="P10"><text:span text:style-name="T5">LINKS: </text:span><text:span text:style-name="T4">&lt;</text:span><text:span text:style-name="T5">a&gt; es para links : </text:span><text:span text:style-name="T2">&lt;</text:span><text:span text:style-name="T1">a</text:span><text:span text:style-name="T3"> href</text:span><text:span text:style-name="T2">="https://www.w3schools.com"&gt;</text:span>This is a link<text:span text:style-name="T2">&lt;</text:span><text:span text:style-name="T1">/a</text:span><text:span text:style-name="T2">&gt;</text:span> </text:p>
      <text:p text:style-name="P4">IMÁGENES: &lt;img src="w3schools.jpg" alt="W3Schools.com" width="104" height="142"&gt;</text:p>
      <text:p text:style-name="P4">el alt es para que en el caso de que no cargue la imagen aparece esa frase, o para cuando pones el cursor encima de la imagen aparece como descripción, o para la accesibilidad de audiodescripción de la web (muy recomendable para google)</text:p>
      <text:p text:style-name="P5">Las imagenes es mejor reducirlas de tamaño y peso a cómo quedarán en la web, porque aunque al final aparezcan pequeñas, la web va a cargar los megas que pese originalmente la foto, y nos interesa que la web pese poco para que cargue rápido.</text:p>
      <text:p text:style-name="P5">HTML no es Case Sensitive, es decir, las mayusculas y las minusculas son iguales. </text:p>
      <text:p text:style-name="P5"/>
      <text:p text:style-name="P5">There are two ways to specify the URL in the <text:span text:style-name="Source_20_Text">src</text:span> attribute:</text:p>
      <text:p text:style-name="Text_20_body"><text:span text:style-name="Strong_20_Emphasis">1. Absolute URL</text:span> - Links to an external image that is hosted on another website. Example: src="https://www.w3schools.com/images/img_girl.jpg".</text:p>
      <text:p text:style-name="Text_20_body"><text:soft-page-break/><text:span text:style-name="Strong_20_Emphasis">Notes:</text:span> External images might be under copyright. If you do not get permission to use it, you may be in violation of copyright laws. In addition, you cannot control external images; it can suddenly be removed or changed.</text:p>
      <text:p text:style-name="Text_20_body"><text:span text:style-name="Strong_20_Emphasis">2. Relative URL</text:span> - Links to an image that is hosted within the website. Here, the URL does not include the domain name. If the URL begins without a slash, it will be relative to the current page. Example: src="img_girl.jpg". If the URL begins with a slash, it will be relative to the domain. Example: src="/images/img_girl.jpg".</text:p>
      <text:p text:style-name="Text_20_body"><text:span text:style-name="Strong_20_Emphasis">Tip:</text:span> It is almost always best to use relative URLs. They will not break if you change domain.</text:p>
      <text:p text:style-name="P5"/>
      <text:p text:style-name="P6">Podemos tener nuestro htlm de inicio ya escrito, y luego para nuevos proyectos solo copiar y pegar.</text:p>
      <text:p text:style-name="P12"><text:span text:style-name="T6">Consejo: quote attribute values. P.e: </text:span><text:span text:style-name="T2">&lt;</text:span><text:span text:style-name="T1">p</text:span><text:span text:style-name="T3"> title</text:span><text:span text:style-name="T2">=About </text:span><text:span text:style-name="T3">W3Schools</text:span><text:span text:style-name="T2">&gt;</text:span> </text:p>
      <text:p text:style-name="P6"/>
      <text:p text:style-name="P6">All HTML elements can have <text:span text:style-name="Strong_20_Emphasis">attributes</text:span> </text:p>
      <text:list xml:id="list2858427420" text:style-name="L1">
        <text:list-item>
          <text:p text:style-name="P18">The <text:span text:style-name="Source_20_Text">href</text:span> attribute of <text:span text:style-name="Source_20_Text">&lt;a&gt;</text:span> specifies the URL of the page the link goes to </text:p>
        </text:list-item>
        <text:list-item>
          <text:p text:style-name="P18">The <text:span text:style-name="Source_20_Text">src</text:span> attribute of <text:span text:style-name="Source_20_Text">&lt;img&gt;</text:span> specifies the path to the image to be displayed </text:p>
        </text:list-item>
        <text:list-item>
          <text:p text:style-name="P18">The <text:span text:style-name="Source_20_Text">width</text:span> and <text:span text:style-name="Source_20_Text">height</text:span> attributes of <text:span text:style-name="Source_20_Text">&lt;img&gt;</text:span> provide size information for images </text:p>
        </text:list-item>
        <text:list-item>
          <text:p text:style-name="P18">The <text:span text:style-name="Source_20_Text">alt</text:span> attribute of <text:span text:style-name="Source_20_Text">&lt;img&gt;</text:span> provides an alternate text for an image </text:p>
        </text:list-item>
        <text:list-item>
          <text:p text:style-name="P18">The <text:span text:style-name="Source_20_Text">style</text:span> attribute is used to add styles to an element, such as color, font, size, and more </text:p>
        </text:list-item>
        <text:list-item>
          <text:p text:style-name="P18">The <text:span text:style-name="Source_20_Text">lang</text:span> attribute of the <text:span text:style-name="Source_20_Text">&lt;html&gt;</text:span> tag declares the language of the Web page </text:p>
        </text:list-item>
        <text:list-item>
          <text:p text:style-name="P14">The <text:span text:style-name="Source_20_Text">title</text:span> attribute defines some extra information about an element </text:p>
        </text:list-item>
      </text:list>
      <text:p text:style-name="P6"/>
      <table:table table:name="Tabla1" table:style-name="Tabla1">
        <table:table-column table:style-name="Tabla1.A"/>
        <table:table-column table:style-name="Tabla1.B"/>
        <table:table-row table:style-name="TableLine48427362048">
          <table:table-cell table:style-name="Tabla1.A1" office:value-type="string">
            <text:p text:style-name="Table_20_Contents"><text:a xlink:type="simple" xlink:href="https://www.w3schools.com/tags/tag_p.asp" text:style-name="Internet_20_link" text:visited-style-name="Visited_20_Internet_20_Link">&lt;p&gt;</text:a></text:p>
          </table:table-cell>
          <table:table-cell table:style-name="Tabla1.A1" office:value-type="string">
            <text:p text:style-name="Table_20_Contents">Defines a paragraph</text:p>
          </table:table-cell>
        </table:table-row>
        <table:table-row table:style-name="TableLine48427362592">
          <table:table-cell table:style-name="Tabla1.A1" office:value-type="string">
            <text:p text:style-name="Table_20_Contents"><text:a xlink:type="simple" xlink:href="https://www.w3schools.com/tags/tag_hr.asp" text:style-name="Internet_20_link" text:visited-style-name="Visited_20_Internet_20_Link">&lt;hr&gt;</text:a></text:p>
          </table:table-cell>
          <table:table-cell table:style-name="Tabla1.A1" office:value-type="string">
            <text:p text:style-name="Table_20_Contents">Defines a thematic change in the content</text:p>
          </table:table-cell>
        </table:table-row>
        <table:table-row table:style-name="TableLine48427358512">
          <table:table-cell table:style-name="Tabla1.A1" office:value-type="string">
            <text:p text:style-name="Table_20_Contents"><text:a xlink:type="simple" xlink:href="https://www.w3schools.com/tags/tag_br.asp" text:style-name="Internet_20_link" text:visited-style-name="Visited_20_Internet_20_Link">&lt;br&gt;</text:a></text:p>
          </table:table-cell>
          <table:table-cell table:style-name="Tabla1.A1" office:value-type="string">
            <text:p text:style-name="Table_20_Contents">Inserts a single line break</text:p>
          </table:table-cell>
        </table:table-row>
        <table:table-row table:style-name="TableLine48427351984">
          <table:table-cell table:style-name="Tabla1.A1" office:value-type="string">
            <text:p text:style-name="Table_20_Contents"><text:a xlink:type="simple" xlink:href="https://www.w3schools.com/tags/tag_pre.asp" text:style-name="Internet_20_link" text:visited-style-name="Visited_20_Internet_20_Link">&lt;pre&gt;</text:a></text:p>
          </table:table-cell>
          <table:table-cell table:style-name="Tabla1.A1" office:value-type="string">
            <text:p text:style-name="Table_20_Contents">Defines pre-formatted text</text:p>
          </table:table-cell>
        </table:table-row>
      </table:table>
      <text:p text:style-name="P6"/>
      <text:p text:style-name="P6"/>
      <text:p text:style-name="P6">Use the <text:span text:style-name="Source_20_Text">style</text:span> attribute for styling HTML elements </text:p>
      <text:list xml:id="list2375353319" text:style-name="L2">
        <text:list-item>
          <text:p text:style-name="P19">Use <text:span text:style-name="Source_20_Text">background-color</text:span> for background color </text:p>
        </text:list-item>
        <text:list-item>
          <text:p text:style-name="P19">Use <text:span text:style-name="Source_20_Text">color</text:span> for text colors </text:p>
        </text:list-item>
        <text:list-item>
          <text:p text:style-name="P19">Use <text:span text:style-name="Source_20_Text">font-family</text:span> for text fonts </text:p>
        </text:list-item>
        <text:list-item>
          <text:p text:style-name="P19">Use <text:span text:style-name="Source_20_Text">font-size</text:span> for text sizes </text:p>
        </text:list-item>
        <text:list-item>
          <text:p text:style-name="P15">Use <text:span text:style-name="Source_20_Text">text-align</text:span> for text alignment </text:p>
        </text:list-item>
      </text:list>
      <text:p text:style-name="P6"/>
      <table:table table:name="Tabla2" table:style-name="Tabla2">
        <table:table-column table:style-name="Tabla2.A"/>
        <table:table-column table:style-name="Tabla2.B"/>
        <table:table-row table:style-name="TableLine48427362320">
          <table:table-cell table:style-name="Tabla2.A1" office:value-type="string">
            <text:p text:style-name="Table_20_Contents"><text:a xlink:type="simple" xlink:href="https://www.w3schools.com/tags/tag_b.asp" text:style-name="Internet_20_link" text:visited-style-name="Visited_20_Internet_20_Link">&lt;b&gt;</text:a></text:p>
          </table:table-cell>
          <table:table-cell table:style-name="Tabla2.A1" office:value-type="string">
            <text:p text:style-name="Table_20_Contents">Defines bold text</text:p>
          </table:table-cell>
        </table:table-row>
        <table:table-row table:style-name="TableLine48427363136">
          <table:table-cell table:style-name="Tabla2.A1" office:value-type="string">
            <text:p text:style-name="Table_20_Contents"><text:a xlink:type="simple" xlink:href="https://www.w3schools.com/tags/tag_em.asp" text:style-name="Internet_20_link" text:visited-style-name="Visited_20_Internet_20_Link">&lt;em&gt;</text:a></text:p>
          </table:table-cell>
          <table:table-cell table:style-name="Tabla2.A1" office:value-type="string">
            <text:p text:style-name="Table_20_Contents">Defines emphasized text </text:p>
          </table:table-cell>
        </table:table-row>
        <table:table-row table:style-name="TableLine48427359600">
          <table:table-cell table:style-name="Tabla2.A1" office:value-type="string">
            <text:p text:style-name="Table_20_Contents"><text:a xlink:type="simple" xlink:href="https://www.w3schools.com/tags/tag_i.asp" text:style-name="Internet_20_link" text:visited-style-name="Visited_20_Internet_20_Link">&lt;i&gt;</text:a></text:p>
          </table:table-cell>
          <table:table-cell table:style-name="Tabla2.A1" office:value-type="string">
            <text:p text:style-name="Table_20_Contents">Defines a part of text in an alternate voice or mood</text:p>
          </table:table-cell>
        </table:table-row>
        <table:table-row table:style-name="TableLine48427351168">
          <table:table-cell table:style-name="Tabla2.A1" office:value-type="string">
            <text:p text:style-name="Table_20_Contents"><text:a xlink:type="simple" xlink:href="https://www.w3schools.com/tags/tag_small.asp" text:style-name="Internet_20_link" text:visited-style-name="Visited_20_Internet_20_Link">&lt;small&gt;</text:a></text:p>
          </table:table-cell>
          <table:table-cell table:style-name="Tabla2.A1" office:value-type="string">
            <text:p text:style-name="Table_20_Contents">Defines smaller text</text:p>
          </table:table-cell>
        </table:table-row>
        <text:soft-page-break/>
        <table:table-row table:style-name="TableLine48427356608">
          <table:table-cell table:style-name="Tabla2.A1" office:value-type="string">
            <text:p text:style-name="Table_20_Contents"><text:a xlink:type="simple" xlink:href="https://www.w3schools.com/tags/tag_strong.asp" text:style-name="Internet_20_link" text:visited-style-name="Visited_20_Internet_20_Link">&lt;strong&gt;</text:a></text:p>
          </table:table-cell>
          <table:table-cell table:style-name="Tabla2.A1" office:value-type="string">
            <text:p text:style-name="Table_20_Contents">Defines important text</text:p>
          </table:table-cell>
        </table:table-row>
        <table:table-row table:style-name="TableLine48427355248">
          <table:table-cell table:style-name="Tabla2.A1" office:value-type="string">
            <text:p text:style-name="Table_20_Contents"><text:a xlink:type="simple" xlink:href="https://www.w3schools.com/tags/tag_sub.asp" text:style-name="Internet_20_link" text:visited-style-name="Visited_20_Internet_20_Link">&lt;sub&gt;</text:a></text:p>
          </table:table-cell>
          <table:table-cell table:style-name="Tabla2.A1" office:value-type="string">
            <text:p text:style-name="Table_20_Contents">Defines subscripted text</text:p>
          </table:table-cell>
        </table:table-row>
        <table:table-row table:style-name="TableLine48427357696">
          <table:table-cell table:style-name="Tabla2.A1" office:value-type="string">
            <text:p text:style-name="Table_20_Contents"><text:a xlink:type="simple" xlink:href="https://www.w3schools.com/tags/tag_sup.asp" text:style-name="Internet_20_link" text:visited-style-name="Visited_20_Internet_20_Link">&lt;sup&gt;</text:a></text:p>
          </table:table-cell>
          <table:table-cell table:style-name="Tabla2.A1" office:value-type="string">
            <text:p text:style-name="Table_20_Contents">Defines superscripted text</text:p>
          </table:table-cell>
        </table:table-row>
        <table:table-row table:style-name="TableLine48427346000">
          <table:table-cell table:style-name="Tabla2.A1" office:value-type="string">
            <text:p text:style-name="Table_20_Contents"><text:a xlink:type="simple" xlink:href="https://www.w3schools.com/tags/tag_ins.asp" text:style-name="Internet_20_link" text:visited-style-name="Visited_20_Internet_20_Link">&lt;ins&gt;</text:a></text:p>
          </table:table-cell>
          <table:table-cell table:style-name="Tabla2.A1" office:value-type="string">
            <text:p text:style-name="Table_20_Contents">Defines inserted text</text:p>
          </table:table-cell>
        </table:table-row>
        <table:table-row table:style-name="TableLine48427357968">
          <table:table-cell table:style-name="Tabla2.A1" office:value-type="string">
            <text:p text:style-name="Table_20_Contents"><text:a xlink:type="simple" xlink:href="https://www.w3schools.com/tags/tag_del.asp" text:style-name="Internet_20_link" text:visited-style-name="Visited_20_Internet_20_Link">&lt;del&gt;</text:a></text:p>
          </table:table-cell>
          <table:table-cell table:style-name="Tabla2.A1" office:value-type="string">
            <text:p text:style-name="Table_20_Contents">Defines deleted text</text:p>
          </table:table-cell>
        </table:table-row>
        <table:table-row table:style-name="TableLine48427346272">
          <table:table-cell table:style-name="Tabla2.A1" office:value-type="string">
            <text:p text:style-name="Table_20_Contents"><text:a xlink:type="simple" xlink:href="https://www.w3schools.com/tags/tag_mark.asp" text:style-name="Internet_20_link" text:visited-style-name="Visited_20_Internet_20_Link">&lt;mark&gt;</text:a></text:p>
          </table:table-cell>
          <table:table-cell table:style-name="Tabla2.A1" office:value-type="string">
            <text:p text:style-name="Table_20_Contents">Defines marked/highlighted text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 table:style-name="TableLine48427355520">
          <table:table-cell table:style-name="Tabla3.A1" office:value-type="string">
            <text:p text:style-name="Table_20_Contents"><text:a xlink:type="simple" xlink:href="https://www.w3schools.com/tags/tag_abbr.asp" text:style-name="Internet_20_link" text:visited-style-name="Visited_20_Internet_20_Link">&lt;abbr&gt;</text:a></text:p>
          </table:table-cell>
          <table:table-cell table:style-name="Tabla3.A1" office:value-type="string">
            <text:p text:style-name="Table_20_Contents">Defines an abbreviation or acronym</text:p>
          </table:table-cell>
        </table:table-row>
        <table:table-row table:style-name="TableLine48427346544">
          <table:table-cell table:style-name="Tabla3.A1" office:value-type="string">
            <text:p text:style-name="Table_20_Contents"><text:a xlink:type="simple" xlink:href="https://www.w3schools.com/tags/tag_address.asp" text:style-name="Internet_20_link" text:visited-style-name="Visited_20_Internet_20_Link">&lt;address&gt;</text:a></text:p>
          </table:table-cell>
          <table:table-cell table:style-name="Tabla3.A1" office:value-type="string">
            <text:p text:style-name="Table_20_Contents">Defines contact information for the author/owner of a document</text:p>
          </table:table-cell>
        </table:table-row>
        <table:table-row table:style-name="TableLine48427346816">
          <table:table-cell table:style-name="Tabla3.A1" office:value-type="string">
            <text:p text:style-name="Table_20_Contents"><text:a xlink:type="simple" xlink:href="https://www.w3schools.com/tags/tag_bdo.asp" text:style-name="Internet_20_link" text:visited-style-name="Visited_20_Internet_20_Link">&lt;bdo&gt;</text:a></text:p>
          </table:table-cell>
          <table:table-cell table:style-name="Tabla3.A1" office:value-type="string">
            <text:p text:style-name="Table_20_Contents">Defines the text direction</text:p>
          </table:table-cell>
        </table:table-row>
        <table:table-row table:style-name="TableLine48427347088">
          <table:table-cell table:style-name="Tabla3.A1" office:value-type="string">
            <text:p text:style-name="Table_20_Contents"><text:a xlink:type="simple" xlink:href="https://www.w3schools.com/tags/tag_blockquote.asp" text:style-name="Internet_20_link" text:visited-style-name="Visited_20_Internet_20_Link">&lt;blockquote&gt;</text:a></text:p>
          </table:table-cell>
          <table:table-cell table:style-name="Tabla3.A1" office:value-type="string">
            <text:p text:style-name="Table_20_Contents">Defines a section that is quoted from another source</text:p>
          </table:table-cell>
        </table:table-row>
        <table:table-row table:style-name="TableLine48427354976">
          <table:table-cell table:style-name="Tabla3.A1" office:value-type="string">
            <text:p text:style-name="Table_20_Contents"><text:a xlink:type="simple" xlink:href="https://www.w3schools.com/tags/tag_cite.asp" text:style-name="Internet_20_link" text:visited-style-name="Visited_20_Internet_20_Link">&lt;cite&gt;</text:a></text:p>
          </table:table-cell>
          <table:table-cell table:style-name="Tabla3.A1" office:value-type="string">
            <text:p text:style-name="Table_20_Contents">Defines the title of a work</text:p>
          </table:table-cell>
        </table:table-row>
        <table:table-row table:style-name="TableLine48427355792">
          <table:table-cell table:style-name="Tabla3.A1" office:value-type="string">
            <text:p text:style-name="Table_20_Contents"><text:a xlink:type="simple" xlink:href="https://www.w3schools.com/tags/tag_q.asp" text:style-name="Internet_20_link" text:visited-style-name="Visited_20_Internet_20_Link">&lt;q&gt;</text:a></text:p>
          </table:table-cell>
          <table:table-cell table:style-name="Tabla3.A1" office:value-type="string">
            <text:p text:style-name="Table_20_Contents">Defines a short inline quotation</text:p>
          </table:table-cell>
        </table:table-row>
      </table:table>
      <text:p text:style-name="P6"/>
      <text:p text:style-name="P7">CSS, el css puede ir delante del contenido, solo el style. </text:p>
      <text:p text:style-name="P7"><text:tab/><text:tab/><text:tab/></text:p>
      <text:p text:style-name="P8">Nombres de clases e ID mejor: minusculaMayusculaMayuscula.</text:p>
      <text:p text:style-name="P9">Dark style </text:p>
      <text:p text:style-name="P9">White Style</text:p>
      <text:p text:style-name="P9">contador cuántas veces dark y cuantas white</text:p>
      <text:p text:style-name="P9">----------------</text:p>
      <text:p text:style-name="P17">CSS</text:p>
      <text:p text:style-name="P17">las clases se escriben .clase</text:p>
      <text:p text:style-name="P17">las ID se ponen con # 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6:01:49.528000000</meta:creation-date>
    <dc:date>2021-05-20T17:00:42.204000000</dc:date>
    <meta:editing-duration>P1DT11H43M52S</meta:editing-duration>
    <meta:editing-cycles>5</meta:editing-cycles>
    <meta:generator>LibreOffice/7.0.4.2$Windows_X86_64 LibreOffice_project/dcf040e67528d9187c66b2379df5ea4407429775</meta:generator>
    <meta:document-statistic meta:table-count="3" meta:image-count="0" meta:object-count="0" meta:page-count="3" meta:paragraph-count="93" meta:word-count="659" meta:character-count="3931" meta:non-whitespace-character-count="3346"/>
  </office:meta>
</office:document-meta>
</file>